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56mm"/>
    </style:style>
    <style:style style:name="co4" style:family="table-column">
      <style:table-column-properties fo:break-before="auto" style:column-width="71.35mm"/>
    </style:style>
    <style:style style:name="co5" style:family="table-column">
      <style:table-column-properties fo:break-before="auto" style:column-width="65.67mm"/>
    </style:style>
    <style:style style:name="co6" style:family="table-column">
      <style:table-column-properties fo:break-before="auto" style:column-width="102.91mm"/>
    </style:style>
    <style:style style:name="co7" style:family="table-column">
      <style:table-column-properties fo:break-before="auto" style:column-width="83.7mm"/>
    </style:style>
    <style:style style:name="co8" style:family="table-column">
      <style:table-column-properties fo:break-before="auto" style:column-width="46.06mm"/>
    </style:style>
    <style:style style:name="co9" style:family="table-column">
      <style:table-column-properties fo:break-before="auto" style:column-width="91.55mm"/>
    </style:style>
    <style:style style:name="co10" style:family="table-column">
      <style:table-column-properties fo:break-before="auto" style:column-width="107.42mm"/>
    </style:style>
    <style:style style:name="co11" style:family="table-column">
      <style:table-column-properties fo:break-before="auto" style:column-width="58.21mm"/>
    </style:style>
    <style:style style:name="co12" style:family="table-column">
      <style:table-column-properties fo:break-before="auto" style:column-width="81.16mm"/>
    </style:style>
    <style:style style:name="co13" style:family="table-column">
      <style:table-column-properties fo:break-before="auto" style:column-width="101.14mm"/>
    </style:style>
    <style:style style:name="co14" style:family="table-column">
      <style:table-column-properties fo:break-before="auto" style:column-width="62.53mm"/>
    </style:style>
    <style:style style:name="co15" style:family="table-column">
      <style:table-column-properties fo:break-before="auto" style:column-width="78.79mm"/>
    </style:style>
    <style:style style:name="co16" style:family="table-column">
      <style:table-column-properties fo:break-before="auto" style:column-width="99.18mm"/>
    </style:style>
    <style:style style:name="co17" style:family="table-column">
      <style:table-column-properties fo:break-before="auto" style:column-width="123.3mm"/>
    </style:style>
    <style:style style:name="co18" style:family="table-column">
      <style:table-column-properties fo:break-before="auto" style:column-width="93.31mm"/>
    </style:style>
    <style:style style:name="co19" style:family="table-column">
      <style:table-column-properties fo:break-before="auto" style:column-width="55.47mm"/>
    </style:style>
    <style:style style:name="co20" style:family="table-column">
      <style:table-column-properties fo:break-before="auto" style:column-width="224.21mm"/>
    </style:style>
    <style:style style:name="co21" style:family="table-column">
      <style:table-column-properties fo:break-before="auto" style:column-width="104.63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2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Geo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2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2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Stats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GenerativePoetry" table:style-name="ta1">
        <table:table-column table:style-name="co7" table:default-cell-style-name="Default"/>
        <table:table-row table:style-name="ro2" table:number-rows-repeated="3">
          <table:table-cell/>
        </table:table-row>
        <table:table-row table:style-name="ro2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8" table:default-cell-style-name="Default"/>
        <table:table-column table:style-name="co2" table:number-columns-repeated="8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2"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Scala" table:style-name="ta1">
        <table:table-column table:style-name="co9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Tools" table:style-name="ta1"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12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Scientometrics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Epistemology" table:style-name="ta1">
        <table:table-column table:style-name="co13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Latex" table:style-name="ta1">
        <table:table-column table:style-name="co14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7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6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omplexity Explorables</text:p>
          </table:table-cell>
        </table:table-row>
        <table:table-row table:style-name="ro2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S2 map</text:p>
          </table:table-cell>
        </table:table-row>
        <table:table-row table:style-name="ro2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Git" table:style-name="ta1">
        <table:table-column table:style-name="co17" table:default-cell-style-name="Default"/>
        <table:table-row table:style-name="ro2">
          <table:table-cell/>
        </table:table-row>
        <table:table-row table:style-name="ro2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</table:table>
      <table:table table:name="NLP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18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lowe.github.io/genderbias/" xlink:type="simple">http://slowe.github.io/genderbias/</text:a></text:p>
          </table:table-cell>
        </table:table-row>
      </table:table>
      <table:table table:name="Econom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Maths" table:style-name="ta1">
        <table:table-column table:style-name="co2" table:number-columns-repeated="6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ComputerScience" table:style-name="ta1">
        <table:table-column table:style-name="co18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Scraping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ottaaronson.com/blog/?p=4317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TimeSeries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9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9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9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</table:table>
      <table:table table:name="Transportation" table:style-name="ta1">
        <table:table-column table:style-name="co19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Energ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Patents" table:style-name="ta1">
        <table:table-column table:style-name="co20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EPO – biblio (paying)</text:p>
          </table:table-cell>
        </table:table-row>
        <table:table-row table:style-name="ro2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ArtificialLife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</table:table-row>
      </table:table>
      <table:table table:name="Astro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ABM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Sustainability" table:style-name="ta1">
        <table:table-column table:style-name="co2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Mathemat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09:11:29.64211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12-12T09:29:21.885573000</dc:date>
    <meta:editing-duration>P3DT13H9M39S</meta:editing-duration>
    <meta:editing-cycles>135</meta:editing-cycles>
    <meta:generator>LibreOffice/5.4.6.2$MacOSX_X86_64 LibreOffice_project/4014ce260a04f1026ba855d3b8d91541c224eab8</meta:generator>
    <meta:document-statistic meta:table-count="34" meta:cell-count="215" meta:object-count="0"/>
    <meta:user-defined meta:name=""/>
  </office:meta>
</office:document-meta>
</file>